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016cm" svg:y="8.178cm" presentation:class="title" presentation:user-transformed="true">
          <draw:text-box>
            <text:p>Uvod:<text:line-break/>Mašinske instrukcij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truktur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Operacioni kod</text:span>: Određuje koja se procesorska operacija (instrukcija) izvršava <text:tab/></text:p>
              </text:list-item>
              <text:list-item>
                <text:p><text:span text:style-name="T1">Operandi</text:span>: Nad operandima se izvršava operacija ili se koriste za smeštanje rezultata operacije</text:p>
              </text:list-item>
              <text:list-item>
                <text:p><text:span text:style-name="T1">Naredna instrukcija</text:span><text:span text:style-name="T2">: Procesor mora da zna koju instrukciju da izvrši nakon trenutne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erandi</text:p>
          </draw:text-box>
        </draw:frame>
        <draw:frame presentation:style-name="pr3" draw:layer="layout" svg:width="25.199cm" svg:height="12.179cm" svg:x="1.4cm" svg:y="6.604cm" presentation:class="outline" presentation:user-transformed="true">
          <draw:text-box>
            <text:list text:style-name="L2">
              <text:list-item>
                <text:p>Registarski: navodi se registar</text:p>
              </text:list-item>
              <text:list-item>
                <text:p>Memorijski: navodi se memorijska adresa</text:p>
              </text:list-item>
              <text:list-item>
                <text:p>Neposredni: direktno se navodi vrednost nad kojom se instrukcija izvrš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zvršavanje mašinskog koda</text:p>
          </draw:text-box>
        </draw:frame>
        <draw:frame presentation:style-name="pr3" draw:layer="layout" svg:width="25.199cm" svg:height="12.179cm" svg:x="1.4cm" svg:y="5.588cm" presentation:class="outline" presentation:user-transformed="true">
          <draw:text-box>
            <text:list text:style-name="L2">
              <text:list-item>
                <text:p>Dohvatanje instrukcije</text:p>
              </text:list-item>
              <text:list-item>
                <text:p>Dekodiranje instrukcije i dohvatanje operanada</text:p>
              </text:list-item>
              <text:list-item>
                <text:p>Izvršavanje instrukcije</text:p>
              </text:list-item>
              <text:list-item>
                <text:p>Zapis rezultata</text:p>
              </text:list-item>
              <text:list-item>
                <text:p>Povećanje brojača instrukcija</text:p>
              </text:list-item>
              <text:list-item>
                <text:p>Najčešće se instrukcije izvršavaju redom (sem u slučaju instrukcije skoka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aspored u memoriji</text:p>
          </draw:text-box>
        </draw:frame>
        <draw:frame presentation:style-name="pr3" draw:layer="layout" svg:width="25.199cm" svg:height="12.179cm" svg:x="1.27cm" svg:y="5.855cm" presentation:class="outline" presentation:user-transformed="true">
          <draw:text-box>
            <text:list text:style-name="L2">
              <text:list-item>
                <text:p>Stek (eng. stack)</text:p>
              </text:list-item>
              <text:list-item>
                <text:p>Hip (eng. heap) </text:p>
              </text:list-item>
              <text:list-item>
                <text:p>Podaci:</text:p>
                <text:list>
                  <text:list-item>
                    <text:p>data: inicijalizovani podaci</text:p>
                  </text:list-item>
                  <text:list-item>
                    <text:p>bss: neinicijalizovani podaci</text:p>
                  </text:list-item>
                </text:list>
              </text:list-item>
              <text:list-item>
                <text:p>Kod programa (tex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nemonici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šinske instrukcije su nizovi 0 i 1</text:p>
              </text:list-item>
              <text:list-item>
                <text:p>Prvobitno programiranje komplikovano: loša čitljivost, podložno greškama</text:p>
              </text:list-item>
              <text:list-item>
                <text:p>Poboljšanje: heksadekadni zapis</text:p>
              </text:list-item>
              <text:list-item>
                <text:p>Poboljšanje: mnemonici</text:p>
                <text:list>
                  <text:list-item>
                    <text:p>Simboličke oznake za svaku instrukcij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semblersko programiranje</text:p>
          </draw:text-box>
        </draw:frame>
        <draw:frame presentation:style-name="pr3" draw:layer="layout" svg:width="25.199cm" svg:height="12.179cm" svg:x="1.4cm" svg:y="6.096cm" presentation:class="outline" presentation:user-transformed="true">
          <draw:text-box>
            <text:list text:style-name="L2">
              <text:list-item>
                <text:p>Rad sa imenima (simbolima) umesto sa kodovima instrukcija</text:p>
              </text:list-item>
              <text:list-item>
                <text:p>Procesor ne razume asemblerski jezik</text:p>
              </text:list-item>
              <text:list-item>
                <text:p>Asemblerski jezik direktno se prevodi na mašinski</text:p>
              </text:list-item>
              <text:list-item>
                <text:p>Danas je najniži nivo na kom se programira asemblersk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0T12:08:49.755027812</meta:creation-date>
    <dc:date>2017-11-20T15:42:22.371560595</dc:date>
    <meta:editing-duration>PT2H31M48S</meta:editing-duration>
    <meta:editing-cycles>5</meta:editing-cycles>
    <meta:generator>LibreOffice/5.1.6.2$Linux_X86_64 LibreOffice_project/10m0$Build-2</meta:generator>
    <meta:document-statistic meta:object-count="48"/>
  </office:meta>
</office:document-meta>
</file>